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7ecf" officeooo:paragraph-rsid="000d7e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agilizar as simulações foram utilizados scripts para automatizar a geração de agentes e outros recursos. Foram utilizados scripts para criar pessoas no arquivo population, horários para o arquivo transitSchedule, veículos para transitVehicles, paradas e construções para facilities e transitSchedule e um script de extração e conversão de coordenadas em um arquivo contendo as paradas de ônibus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5:32:22.010000000</meta:creation-date>
    <dc:date>2020-05-15T15:39:41.983000000</dc:date>
    <meta:editing-duration>PT7M21S</meta:editing-duration>
    <meta:editing-cycles>1</meta:editing-cycles>
    <meta:document-statistic meta:table-count="0" meta:image-count="0" meta:object-count="0" meta:page-count="1" meta:paragraph-count="1" meta:word-count="57" meta:character-count="400" meta:non-whitespace-character-count="344"/>
    <meta:generator>LibreOffice/6.4.3.2$Windows_X86_64 LibreOffice_project/747b5d0ebf89f41c860ec2a39efd7cb15b54f2d8</meta:generator>
  </office:meta>
</office:document-meta>
</file>